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draw:stroke-dash="Dashed_20__28_var_29_" svg:stroke-width="0.08cm" svg:stroke-color="#004586" draw:marker-start="" draw:marker-start-width="0.38cm" draw:marker-start-center="false" draw:marker-end="" draw:marker-end-width="0.38cm" draw:marker-end-center="false" draw:stroke-linejoin="round" svg:stroke-linecap="round" draw:fill="solid" draw:fill-color="#0066cc" draw:secondary-fill-color="#d4ea6b" draw:opacity="100%" draw:textarea-horizontal-align="right" draw:textarea-vertical-align="middle" draw:auto-grow-height="false" draw:fit-to-size="false" style:shrink-to-fit="false" fo:min-height="3.081cm" fo:min-width="3.028cm" fo:padding-top="0.155cm" fo:padding-bottom="0.155cm" fo:padding-left="0.275cm" fo:padding-right="0.275cm" fo:wrap-option="wrap" draw:shadow="hidden" draw:shadow-offset-x="0.071cm" draw:shadow-offset-y="0.071cm" draw:shadow-color="#33cc66" draw:shadow-opacity="100%"/>
      <style:paragraph-properties style:writing-mode="lr-tb"/>
    </style:style>
    <style:style style:name="gr2" style:family="graphic">
      <style:graphic-properties draw:stroke="solid" draw:stroke-dash="Dashed_20__28_var_29_" svg:stroke-width="0.08cm" svg:stroke-color="#ff420e" draw:marker-start="" draw:marker-start-width="0.38cm" draw:marker-start-center="false" draw:marker-end="" draw:marker-end-width="0.38cm" draw:marker-end-center="false" draw:stroke-linejoin="round" svg:stroke-linecap="round" draw:fill="solid" draw:fill-color="#ff950e" draw:secondary-fill-color="#d4ea6b" draw:opacity="100%" draw:textarea-horizontal-align="left" draw:textarea-vertical-align="middle" draw:auto-grow-height="false" draw:fit-to-size="false" style:shrink-to-fit="false" fo:min-height="2.202cm" fo:min-width="3.474cm" fo:padding-top="0.155cm" fo:padding-bottom="0.155cm" fo:padding-left="0.275cm" fo:padding-right="0.275cm" fo:wrap-option="wrap" draw:shadow="hidden" draw:shadow-offset-x="0.071cm" draw:shadow-offset-y="0.071cm" draw:shadow-color="#2a6099" draw:shadow-opacity="100%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0066c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950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ize="24pt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MathJax_Sans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dow-blue" draw:style-name="gr1" draw:text-style-name="P2" draw:layer="layout" svg:width="3.577cm" svg:height="3.39cm" svg:x="4.503cm" svg:y="4.48cm">
            <text:p text:style-name="P1"><text:span text:style-name="T1">Py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_0" draw:style-name="gr2" draw:text-style-name="P4" draw:layer="layout" svg:width="4.023cm" svg:height="2.511cm" svg:x="8.257cm" svg:y="4.48cm">
            <text:p text:style-name="P3"><text:span text:style-name="T2">FA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3" draw:text-style-name="P6" draw:layer="layout" svg:width="7.9cm" svg:height="0.988cm" svg:x="4.58cm" svg:y="7.07cm">
            <draw:text-box>
              <text:p text:style-name="P5"><text:s text:c="15"/>the space-<text:span text:style-name="T3">fold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6T09:47:04.978237743</meta:creation-date>
    <dc:date>2021-01-06T09:48:02.472357782</dc:date>
    <meta:editing-duration>PT58S</meta:editing-duration>
    <meta:editing-cycles>1</meta:editing-cycles>
    <meta:document-statistic meta:object-count="4"/>
    <meta:generator>LibreOffice/7.0.4.2$Linux_X86_64 LibreOffice_project/00$Build-2</meta:generator>
  </office:meta>
</office:document-meta>
</file>